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style:text-underline-style="solid" style:text-underline-width="auto" style:text-underline-color="font-color" fo:font-weight="bold" officeooo:paragraph-rsid="001f673c" style:font-weight-asian="bold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text-underline-style="solid" style:text-underline-width="auto" style:text-underline-color="font-color" fo:font-weight="bold" officeooo:rsid="001ebcc2" officeooo:paragraph-rsid="001ebcc2" style:font-weight-asian="bold" style:font-weight-complex="bold"/>
    </style:style>
    <style:style style:name="P3" style:family="paragraph" style:parent-style-name="Standard">
      <style:paragraph-properties fo:line-height="150%" fo:text-align="start" style:justify-single-word="false"/>
      <style:text-properties style:text-underline-style="solid" style:text-underline-width="auto" style:text-underline-color="font-color" fo:font-weight="bold" officeooo:rsid="0025c0b0" officeooo:paragraph-rsid="001f673c" style:font-weight-asian="bold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style:text-underline-style="solid" style:text-underline-width="auto" style:text-underline-color="font-color" fo:font-weight="bold" officeooo:rsid="002c73aa" officeooo:paragraph-rsid="002c73aa" style:font-weight-asian="bold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style:text-underline-style="solid" style:text-underline-width="auto" style:text-underline-color="font-color" fo:font-weight="bold" officeooo:rsid="001ebcc2" officeooo:paragraph-rsid="001ebcc2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fo:font-weight="bold" officeooo:rsid="001ebcc2" officeooo:paragraph-rsid="001ebcc2" style:font-weight-asian="bold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fo:font-weight="normal" officeooo:rsid="002c2e9f" officeooo:paragraph-rsid="002c2e9f" style:font-weight-asian="normal" style:font-weight-complex="normal"/>
    </style:style>
    <style:style style:name="P8" style:family="paragraph" style:parent-style-name="Standard" style:list-style-name="L1"/>
    <style:style style:name="P9" style:family="paragraph" style:parent-style-name="Standard" style:list-style-name="L1">
      <style:paragraph-properties fo:line-height="150%" fo:text-align="start" style:justify-single-word="false"/>
      <style:text-properties fo:font-weight="bold" officeooo:paragraph-rsid="001f673c" style:font-weight-asian="bold" style:font-weight-complex="bold"/>
    </style:style>
    <style:style style:name="P10" style:family="paragraph" style:parent-style-name="Standard" style:list-style-name="L1">
      <style:paragraph-properties fo:line-height="150%" fo:text-align="start" style:justify-single-word="false"/>
      <style:text-properties fo:font-weight="bold" officeooo:paragraph-rsid="0020f4c9" style:font-weight-asian="bold" style:font-weight-complex="bold"/>
    </style:style>
    <style:style style:name="P11" style:family="paragraph" style:parent-style-name="Standard" style:list-style-name="L1">
      <style:paragraph-properties fo:line-height="150%" fo:text-align="start" style:justify-single-word="false"/>
      <style:text-properties fo:font-weight="bold" officeooo:paragraph-rsid="004661c0" style:font-weight-asian="bold" style:font-weight-complex="bold"/>
    </style:style>
    <style:style style:name="P12" style:family="paragraph" style:parent-style-name="Standard" style:list-style-name="L1">
      <style:paragraph-properties fo:line-height="150%" fo:text-align="start" style:justify-single-word="false"/>
      <style:text-properties fo:font-weight="bold" officeooo:paragraph-rsid="004cf40a" style:font-weight-asian="bold" style:font-weight-complex="bold"/>
    </style:style>
    <style:style style:name="P13" style:family="paragraph" style:parent-style-name="Standard" style:list-style-name="L1">
      <style:paragraph-properties fo:line-height="150%" fo:text-align="start" style:justify-single-word="false"/>
      <style:text-properties fo:font-weight="bold" officeooo:rsid="0020f4c9" officeooo:paragraph-rsid="0020f4c9" style:font-weight-asian="bold" style:font-weight-complex="bold"/>
    </style:style>
    <style:style style:name="P14" style:family="paragraph" style:parent-style-name="Standard" style:list-style-name="L1">
      <style:paragraph-properties fo:line-height="150%" fo:text-align="start" style:justify-single-word="false"/>
      <style:text-properties fo:font-weight="bold" officeooo:rsid="0020f4c9" officeooo:paragraph-rsid="002c2e9f" style:font-weight-asian="bold" style:font-weight-complex="bold"/>
    </style:style>
    <style:style style:name="P15" style:family="paragraph" style:parent-style-name="Standard" style:list-style-name="L1">
      <style:paragraph-properties fo:line-height="150%" fo:text-align="start" style:justify-single-word="false"/>
      <style:text-properties fo:font-weight="bold" officeooo:rsid="002435c8" officeooo:paragraph-rsid="002435c8" style:font-weight-asian="bold" style:font-weight-complex="bold"/>
    </style:style>
    <style:style style:name="P16" style:family="paragraph" style:parent-style-name="Standard" style:list-style-name="L1">
      <style:paragraph-properties fo:line-height="150%" fo:text-align="start" style:justify-single-word="false"/>
      <style:text-properties fo:font-weight="bold" officeooo:rsid="002435c8" officeooo:paragraph-rsid="002c2e9f" style:font-weight-asian="bold" style:font-weight-complex="bold"/>
    </style:style>
    <style:style style:name="P17" style:family="paragraph" style:parent-style-name="Standard" style:list-style-name="L1">
      <style:paragraph-properties fo:line-height="150%" fo:text-align="start" style:justify-single-word="false"/>
      <style:text-properties fo:font-weight="normal" officeooo:rsid="0020f4c9" officeooo:paragraph-rsid="0020f4c9" style:font-weight-asian="normal" style:font-weight-complex="normal"/>
    </style:style>
    <style:style style:name="P18" style:family="paragraph" style:parent-style-name="Standard" style:list-style-name="L1">
      <style:paragraph-properties fo:line-height="150%" fo:text-align="start" style:justify-single-word="false"/>
      <style:text-properties fo:font-weight="normal" officeooo:rsid="0020f4c9" officeooo:paragraph-rsid="002c2e9f" style:font-weight-asian="normal" style:font-weight-complex="normal"/>
    </style:style>
    <style:style style:name="P19" style:family="paragraph" style:parent-style-name="Standard" style:list-style-name="L1">
      <style:paragraph-properties fo:line-height="150%" fo:text-align="start" style:justify-single-word="false"/>
      <style:text-properties fo:font-weight="normal" officeooo:paragraph-rsid="0020f4c9" style:font-weight-asian="normal" style:font-weight-complex="normal"/>
    </style:style>
    <style:style style:name="P20" style:family="paragraph" style:parent-style-name="Standard" style:list-style-name="L1">
      <style:paragraph-properties fo:line-height="150%" fo:text-align="start" style:justify-single-word="false"/>
      <style:text-properties fo:font-weight="normal" officeooo:rsid="002435c8" officeooo:paragraph-rsid="003d82c1" style:font-weight-asian="normal" style:font-weight-complex="normal"/>
    </style:style>
    <style:style style:name="P21" style:family="paragraph" style:parent-style-name="Standard" style:list-style-name="L1">
      <style:paragraph-properties fo:line-height="150%" fo:text-align="start" style:justify-single-word="false"/>
      <style:text-properties fo:font-weight="normal" officeooo:rsid="002435c8" officeooo:paragraph-rsid="002c73aa" style:font-weight-asian="normal" style:font-weight-complex="normal"/>
    </style:style>
    <style:style style:name="P22" style:family="paragraph" style:parent-style-name="Standard" style:list-style-name="L1">
      <style:paragraph-properties fo:line-height="150%" fo:text-align="start" style:justify-single-word="false"/>
      <style:text-properties fo:font-weight="normal" officeooo:rsid="002435c8" officeooo:paragraph-rsid="002c2e9f" style:font-weight-asian="normal" style:font-weight-complex="normal"/>
    </style:style>
    <style:style style:name="P23" style:family="paragraph" style:parent-style-name="Standard" style:list-style-name="L1">
      <style:paragraph-properties fo:line-height="150%" fo:text-align="start" style:justify-single-word="false"/>
      <style:text-properties fo:font-weight="normal" officeooo:rsid="004eaff8" officeooo:paragraph-rsid="004eaff8" style:font-weight-asian="normal" style:font-weight-complex="normal"/>
    </style:style>
    <style:style style:name="P24" style:family="paragraph" style:parent-style-name="Standard" style:list-style-name="L2">
      <style:paragraph-properties fo:line-height="150%" fo:text-align="start" style:justify-single-word="false"/>
      <style:text-properties fo:font-weight="normal" officeooo:rsid="0034bbe0" officeooo:paragraph-rsid="0034bbe0" style:font-weight-asian="normal" style:font-weight-complex="normal"/>
    </style:style>
    <style:style style:name="P25" style:family="paragraph" style:parent-style-name="Standard" style:list-style-name="L2">
      <style:paragraph-properties fo:line-height="150%" fo:text-align="start" style:justify-single-word="false"/>
      <style:text-properties fo:font-weight="normal" officeooo:rsid="0034bbe0" officeooo:paragraph-rsid="0034f698" style:font-weight-asian="normal" style:font-weight-complex="normal"/>
    </style:style>
    <style:style style:name="P26" style:family="paragraph" style:parent-style-name="Standard" style:list-style-name="L2">
      <style:paragraph-properties fo:line-height="150%" fo:text-align="start" style:justify-single-word="false"/>
      <style:text-properties fo:font-weight="normal" officeooo:rsid="0034bbe0" officeooo:paragraph-rsid="0054bd40" style:font-weight-asian="normal" style:font-weight-complex="normal"/>
    </style:style>
    <style:style style:name="P27" style:family="paragraph" style:parent-style-name="Standard" style:list-style-name="L5">
      <style:paragraph-properties fo:line-height="150%" fo:text-align="start" style:justify-single-word="false"/>
      <style:text-properties fo:font-weight="normal" officeooo:rsid="0034bbe0" officeooo:paragraph-rsid="0034bbe0" style:font-weight-asian="normal" style:font-weight-complex="normal"/>
    </style:style>
    <style:style style:name="P28" style:family="paragraph" style:parent-style-name="Standard" style:list-style-name="L6">
      <style:paragraph-properties fo:line-height="150%" fo:text-align="start" style:justify-single-word="false"/>
      <style:text-properties fo:font-weight="normal" officeooo:rsid="0034bbe0" officeooo:paragraph-rsid="0034f698" style:font-weight-asian="normal" style:font-weight-complex="normal"/>
    </style:style>
    <style:style style:name="P29" style:family="paragraph" style:parent-style-name="Standard" style:list-style-name="L6">
      <style:paragraph-properties fo:line-height="150%" fo:text-align="start" style:justify-single-word="false"/>
      <style:text-properties fo:font-weight="normal" officeooo:rsid="0034bbe0" officeooo:paragraph-rsid="00353659" style:font-weight-asian="normal" style:font-weight-complex="normal"/>
    </style:style>
    <style:style style:name="P30" style:family="paragraph" style:parent-style-name="Standard" style:list-style-name="L2">
      <style:paragraph-properties fo:line-height="150%" fo:text-align="start" style:justify-single-word="false"/>
      <style:text-properties fo:font-weight="normal" officeooo:rsid="0034f698" officeooo:paragraph-rsid="0034f698" style:font-weight-asian="normal" style:font-weight-complex="normal"/>
    </style:style>
    <style:style style:name="P31" style:family="paragraph" style:parent-style-name="Standard" style:list-style-name="L6">
      <style:paragraph-properties fo:line-height="150%" fo:text-align="start" style:justify-single-word="false"/>
      <style:text-properties fo:font-weight="normal" officeooo:rsid="0034f698" officeooo:paragraph-rsid="0034f698" style:font-weight-asian="normal" style:font-weight-complex="normal"/>
    </style:style>
    <style:style style:name="P32" style:family="paragraph" style:parent-style-name="Standard" style:list-style-name="L5">
      <style:paragraph-properties fo:line-height="150%" fo:text-align="start" style:justify-single-word="false"/>
      <style:text-properties fo:font-weight="normal" officeooo:rsid="0034f698" officeooo:paragraph-rsid="0054bd40" style:font-weight-asian="normal" style:font-weight-complex="normal"/>
    </style:style>
    <style:style style:name="P33" style:family="paragraph" style:parent-style-name="Standard" style:list-style-name="L1">
      <style:paragraph-properties fo:line-height="150%" fo:text-align="start" style:justify-single-word="false"/>
      <style:text-properties fo:font-weight="normal" officeooo:rsid="002d8cf4" officeooo:paragraph-rsid="002d8cf4" style:font-weight-asian="normal" style:font-weight-complex="normal"/>
    </style:style>
    <style:style style:name="P34" style:family="paragraph" style:parent-style-name="Standard" style:list-style-name="L3">
      <style:paragraph-properties fo:line-height="150%" fo:text-align="start" style:justify-single-word="false"/>
      <style:text-properties fo:font-weight="normal" officeooo:rsid="002d8cf4" officeooo:paragraph-rsid="002d8cf4" style:font-weight-asian="normal" style:font-weight-complex="normal"/>
    </style:style>
    <style:style style:name="P35" style:family="paragraph" style:parent-style-name="Standard" style:list-style-name="L3">
      <style:paragraph-properties fo:line-height="150%" fo:text-align="start" style:justify-single-word="false"/>
      <style:text-properties fo:font-weight="normal" officeooo:rsid="0033b8e4" officeooo:paragraph-rsid="0033b8e4" style:font-weight-asian="normal" style:font-weight-complex="normal"/>
    </style:style>
    <style:style style:name="P36" style:family="paragraph" style:parent-style-name="Standard" style:list-style-name="L3">
      <style:paragraph-properties fo:line-height="150%" fo:text-align="start" style:justify-single-word="false"/>
      <style:text-properties fo:font-weight="normal" officeooo:rsid="0027085b" officeooo:paragraph-rsid="00353659" style:font-weight-asian="normal" style:font-weight-complex="normal"/>
    </style:style>
    <style:style style:name="P37" style:family="paragraph" style:parent-style-name="Standard" style:list-style-name="L1">
      <style:paragraph-properties fo:line-height="150%" fo:text-align="start" style:justify-single-word="false"/>
      <style:text-properties fo:font-weight="normal" officeooo:rsid="0022a8a7" officeooo:paragraph-rsid="002c2e9f" style:font-weight-asian="normal" style:font-weight-complex="normal"/>
    </style:style>
    <style:style style:name="P38" style:family="paragraph" style:parent-style-name="Standard" style:list-style-name="L5">
      <style:paragraph-properties fo:line-height="150%" fo:text-align="start" style:justify-single-word="false"/>
      <style:text-properties fo:font-weight="normal" officeooo:rsid="00284b6f" officeooo:paragraph-rsid="00353659" style:font-weight-asian="normal" style:font-weight-complex="normal"/>
    </style:style>
    <style:style style:name="P39" style:family="paragraph" style:parent-style-name="Standard" style:list-style-name="L6">
      <style:paragraph-properties fo:line-height="150%" fo:text-align="start" style:justify-single-word="false"/>
      <style:text-properties fo:font-weight="normal" officeooo:rsid="00353659" officeooo:paragraph-rsid="0053a2ac" style:font-weight-asian="normal" style:font-weight-complex="normal"/>
    </style:style>
    <style:style style:name="P40" style:family="paragraph" style:parent-style-name="Standard" style:list-style-name="L6">
      <style:paragraph-properties fo:line-height="150%" fo:text-align="start" style:justify-single-word="false"/>
      <style:text-properties fo:font-weight="normal" officeooo:rsid="00353659" officeooo:paragraph-rsid="00353659" style:font-weight-asian="normal" style:font-weight-complex="normal"/>
    </style:style>
    <style:style style:name="P41" style:family="paragraph" style:parent-style-name="Standard" style:list-style-name="L4">
      <style:paragraph-properties fo:line-height="150%" fo:text-align="start" style:justify-single-word="false"/>
      <style:text-properties fo:font-style="normal" fo:font-weight="normal" officeooo:rsid="002f110d" officeooo:paragraph-rsid="002f110d" style:font-style-asian="normal" style:font-weight-asian="normal" style:font-style-complex="normal" style:font-weight-complex="normal"/>
    </style:style>
    <style:style style:name="P42" style:family="paragraph" style:parent-style-name="Standard" style:list-style-name="L4">
      <style:paragraph-properties fo:line-height="150%" fo:text-align="start" style:justify-single-word="false"/>
      <style:text-properties fo:font-style="normal" fo:font-weight="normal" officeooo:rsid="002f3dcc" officeooo:paragraph-rsid="002f3dcc" style:font-style-asian="normal" style:font-weight-asian="normal" style:font-style-complex="normal" style:font-weight-complex="normal"/>
    </style:style>
    <style:style style:name="P43" style:family="paragraph" style:parent-style-name="Standard" style:list-style-name="L4">
      <style:paragraph-properties fo:line-height="150%" fo:text-align="start" style:justify-single-word="false"/>
      <style:text-properties fo:font-style="normal" fo:font-weight="normal" officeooo:rsid="00301a16" officeooo:paragraph-rsid="00301a16" style:font-style-asian="normal" style:font-weight-asian="normal" style:font-style-complex="normal" style:font-weight-complex="normal"/>
    </style:style>
    <style:style style:name="P44" style:family="paragraph" style:parent-style-name="Standard" style:list-style-name="L4">
      <style:paragraph-properties fo:line-height="150%" fo:text-align="start" style:justify-single-word="false"/>
      <style:text-properties fo:font-style="normal" fo:font-weight="normal" officeooo:rsid="00301a16" officeooo:paragraph-rsid="00353659" style:font-style-asian="normal" style:font-weight-asian="normal" style:font-style-complex="normal" style:font-weight-complex="normal"/>
    </style:style>
    <style:style style:name="P45" style:family="paragraph" style:parent-style-name="Standard" style:list-style-name="L6">
      <style:paragraph-properties fo:line-height="150%" fo:text-align="start" style:justify-single-word="false"/>
      <style:text-properties fo:font-style="normal" fo:font-weight="normal" officeooo:rsid="0034bbe0" officeooo:paragraph-rsid="00353659" style:font-style-asian="normal" style:font-weight-asian="normal" style:font-style-complex="normal" style:font-weight-complex="normal"/>
    </style:style>
    <style:style style:name="P46" style:family="paragraph" style:parent-style-name="Standard" style:list-style-name="L6">
      <style:paragraph-properties fo:line-height="150%" fo:text-align="start" style:justify-single-word="false"/>
      <style:text-properties fo:font-style="normal" fo:font-weight="normal" officeooo:rsid="005074e5" officeooo:paragraph-rsid="005074e5" style:font-style-asian="normal" style:font-weight-asian="normal" style:font-style-complex="normal" style:font-weight-complex="normal"/>
    </style:style>
    <style:style style:name="P47" style:family="paragraph" style:parent-style-name="Standard" style:list-style-name="L2">
      <style:paragraph-properties fo:line-height="150%" fo:text-align="start" style:justify-single-word="false" fo:break-before="page"/>
      <style:text-properties fo:font-weight="normal" officeooo:rsid="0025c0b0" officeooo:paragraph-rsid="00353659" style:font-weight-asian="normal" style:font-weight-complex="normal"/>
    </style:style>
    <style:style style:name="T1" style:family="text">
      <style:text-properties officeooo:rsid="001f673c"/>
    </style:style>
    <style:style style:name="T2" style:family="text">
      <style:text-properties officeooo:rsid="0020f4c9"/>
    </style:style>
    <style:style style:name="T3" style:family="text">
      <style:text-properties officeooo:rsid="0021e786"/>
    </style:style>
    <style:style style:name="T4" style:family="text">
      <style:text-properties officeooo:rsid="0022a8a7"/>
    </style:style>
    <style:style style:name="T5" style:family="text">
      <style:text-properties officeooo:rsid="0025c0b0"/>
    </style:style>
    <style:style style:name="T6" style:family="text">
      <style:text-properties officeooo:rsid="0027085b"/>
    </style:style>
    <style:style style:name="T7" style:family="text">
      <style:text-properties officeooo:rsid="00284b6f"/>
    </style:style>
    <style:style style:name="T8" style:family="text">
      <style:text-properties officeooo:rsid="0034bbe0"/>
    </style:style>
    <style:style style:name="T9" style:family="text">
      <style:text-properties officeooo:rsid="00365b87"/>
    </style:style>
    <style:style style:name="T10" style:family="text">
      <style:text-properties officeooo:rsid="00382caa"/>
    </style:style>
    <style:style style:name="T11" style:family="text">
      <style:text-properties officeooo:rsid="0038454c"/>
    </style:style>
    <style:style style:name="T12" style:family="text">
      <style:text-properties officeooo:rsid="003a443b"/>
    </style:style>
    <style:style style:name="T13" style:family="text">
      <style:text-properties officeooo:rsid="003bea7e"/>
    </style:style>
    <style:style style:name="T14" style:family="text">
      <style:text-properties officeooo:rsid="003d7a1a"/>
    </style:style>
    <style:style style:name="T15" style:family="text">
      <style:text-properties officeooo:rsid="003d82c1"/>
    </style:style>
    <style:style style:name="T16" style:family="text">
      <style:text-properties officeooo:rsid="003f5da5"/>
    </style:style>
    <style:style style:name="T17" style:family="text">
      <style:text-properties officeooo:rsid="00400a71"/>
    </style:style>
    <style:style style:name="T18" style:family="text">
      <style:text-properties officeooo:rsid="0044ebd2"/>
    </style:style>
    <style:style style:name="T19" style:family="text">
      <style:text-properties officeooo:rsid="004838ec"/>
    </style:style>
    <style:style style:name="T20" style:family="text">
      <style:text-properties officeooo:rsid="004a3cf2"/>
    </style:style>
    <style:style style:name="T21" style:family="text">
      <style:text-properties officeooo:rsid="004ae64b"/>
    </style:style>
    <style:style style:name="T22" style:family="text">
      <style:text-properties officeooo:rsid="004c758a"/>
    </style:style>
    <style:style style:name="T23" style:family="text">
      <style:text-properties officeooo:rsid="005074e5"/>
    </style:style>
    <style:style style:name="T24" style:family="text">
      <style:text-properties officeooo:rsid="0051ad88"/>
    </style:style>
    <style:style style:name="T25" style:family="text">
      <style:text-properties officeooo:rsid="00531a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NLINE PORTAL PROJECT</text:p>
      <text:p text:style-name="P2">COMPUTER SCIENCE PROJECT GROUP LISTS</text:p>
      <text:p text:style-name="P6"/>
      <text:p text:style-name="P1"><text:span text:style-name="T1">SYSTEMS / MODULES<text:tab/></text:span><text:span text:style-name="T5">-<text:tab/>SECTION LEADER</text:span></text:p>
      <text:p text:style-name="P3"/>
      <text:list xml:id="list932303610" text:style-name="L1">
        <text:list-item>
          <text:p text:style-name="P9"><text:span text:style-name="T9">ADMISSION </text:span><text:span text:style-name="T12">SYSTEM</text:span><text:span text:style-name="T9"> </text:span><text:span text:style-name="T5">( PETER OLADIPO)</text:span></text:p>
          <text:p text:style-name="P17">This system/module handles the management and creation of accounts for both the admin and user system for the portal <text:span text:style-name="T17">and admission management </text:span><text:span text:style-name="T19">and result confirmation</text:span><text:span text:style-name="T17"> for the portal</text:span>.</text:p>
          <text:p text:style-name="P13"/>
        </text:list-item>
        <text:list-item>
          <text:p text:style-name="P9"><text:span text:style-name="T13">REGISTRATION AND </text:span><text:span text:style-name="T14">FORM SALE</text:span><text:span text:style-name="T1"> </text:span><text:span text:style-name="T2">SYSTEM</text:span><text:span text:style-name="T1"> </text:span><text:span text:style-name="T6">( IDOWU JAMES)</text:span></text:p>
          <text:p text:style-name="P8">This system deals with the management of <text:span text:style-name="T16">registration and form sales </text:span><text:span text:style-name="T18">for the portal</text:span><text:span text:style-name="T16">.</text:span></text:p>
          <text:p text:style-name="P13"/>
        </text:list-item>
        <text:list-item>
          <text:p text:style-name="P10"><text:span text:style-name="T11">TRANSCIPRTS </text:span><text:span text:style-name="T14">AND RESULTS </text:span><text:span text:style-name="T1">SYSTEM </text:span><text:span text:style-name="T6">(GODWIN EGBUFO)</text:span></text:p>
          <text:p text:style-name="P19"><text:span text:style-name="T2">This system provides </text:span><text:span text:style-name="T3">the </text:span><text:span text:style-name="T4">necessary</text:span><text:span text:style-name="T3"> functionality </text:span><text:span text:style-name="T16">to manage transcript and result generation systems.</text:span></text:p>
          <text:p text:style-name="P17"/>
        </text:list-item>
        <text:list-item>
          <text:p text:style-name="P9"><text:span text:style-name="T14">PAYMENT AND </text:span><text:span text:style-name="T9">PAYROLL</text:span><text:span text:style-name="T1"> </text:span><text:span text:style-name="T10">SYSTEM </text:span><text:span text:style-name="T6">( </text:span><text:span text:style-name="T7">CHARLES NWOSU</text:span><text:span text:style-name="T6">)</text:span></text:p>
          <text:p text:style-name="P20">This provides the necessary features for interfacing with different payment <text:s/><text:span text:style-name="T15">and payroll </text:span>services (Paypal,google pay).</text:p>
          <text:p text:style-name="P15"/>
        </text:list-item>
        <text:list-item>
          <text:p text:style-name="P9"><text:span text:style-name="T1"><text:s/></text:span><text:span text:style-name="T21">DIGITAL</text:span><text:span text:style-name="T20"> LIBRARY </text:span><text:span text:style-name="T22">SYSTEM</text:span><text:span text:style-name="T20"> </text:span><text:span text:style-name="T6">( ALEX EWETUMO)</text:span></text:p>
          <text:p text:style-name="P23">This provides an online digital library accessible through the portal and provides the necessary functionality to view them in different formats and on different devices</text:p>
          <text:p text:style-name="P21"/>
        </text:list-item>
      </text:list>
      <text:p text:style-name="P7"><text:tab/></text:p>
      <text:p text:style-name="P4">STUDENT LISTINGS</text:p>
      <text:list xml:id="list74967005" text:continue-numbering="true" text:style-name="L1">
        <text:list-item>
          <text:p text:style-name="P11"><text:span text:style-name="T9">ADMISSION </text:span><text:span text:style-name="T12">SYSTEM</text:span><text:span text:style-name="T1"> </text:span><text:span text:style-name="T5">( PETER OLADIPO)</text:span></text:p>
        </text:list-item>
      </text:list>
      <text:list xml:id="list202524850" text:style-name="L2">
        <text:list-item>
          <text:p text:style-name="P24">LAWAL OLUWAKEMI</text:p>
        </text:list-item>
        <text:list-item>
          <text:p text:style-name="P30">OLUSUIYI OLUWAKEMI</text:p>
        </text:list-item>
        <text:list-item>
          <text:p text:style-name="P25">ESUOLA KEMISOLA</text:p>
        </text:list-item>
        <text:list-item>
          <text:p text:style-name="P47">PETER OLADIPO</text:p>
        </text:list-item>
        <text:list-item>
          <text:p text:style-name="P24">EKNUNE O JOY</text:p>
        </text:list-item>
        <text:list-item>
          <text:p text:style-name="P30">ADEOLA GEMISOLA OMOBOLA</text:p>
        </text:list-item>
        <text:list-item>
          <text:p text:style-name="P24">ELUWOLE OLUWAPELUMI</text:p>
        </text:list-item>
        <text:list-item>
          <text:p text:style-name="P30">ADISA IBRAHIM</text:p>
        </text:list-item>
        <text:list-item>
          <text:p text:style-name="P30">ORAWUSI DAVID</text:p>
        </text:list-item>
        <text:list-item>
          <text:p text:style-name="P26">AFOLABI OLAWALE</text:p>
        </text:list-item>
        <text:list-item>
          <text:p text:style-name="P30">OLUKUTUYI OLUWASEUN</text:p>
        </text:list-item>
      </text:list>
      <text:list xml:id="list396777185" text:continue-list="list74967005" text:style-name="L1">
        <text:list-header>
          <text:p text:style-name="P33"/>
          <text:p text:style-name="P14"/>
        </text:list-header>
        <text:list-item>
          <text:p text:style-name="P11"><text:span text:style-name="T13">REGISTRATION AND </text:span><text:span text:style-name="T14">FORM SALE</text:span><text:span text:style-name="T1"> </text:span><text:span text:style-name="T2">SYSTEM</text:span><text:span text:style-name="T1"> </text:span><text:span text:style-name="T6">( IDOWU JAMES)</text:span></text:p>
        </text:list-item>
      </text:list>
      <text:list xml:id="list1237497194" text:style-name="L3">
        <text:list-item>
          <text:p text:style-name="P35">FAJOBI OLUWATOBI</text:p>
        </text:list-item>
        <text:list-item>
          <text:p text:style-name="P34">UKANDU OSITA</text:p>
        </text:list-item>
        <text:list-item>
          <text:p text:style-name="P36">IDOWU JAMES</text:p>
        </text:list-item>
        <text:list-item>
          <text:p text:style-name="P34">OLALEYE OLAOLUWA</text:p>
        </text:list-item>
        <text:list-item>
          <text:p text:style-name="P34">SUFIAN Z OLAIDE</text:p>
        </text:list-item>
        <text:list-item>
          <text:p text:style-name="P34">EMMANUAL TIMOTHY</text:p>
        </text:list-item>
        <text:list-item>
          <text:p text:style-name="P34">MBAMA CHINWENDU</text:p>
        </text:list-item>
        <text:list-item>
          <text:p text:style-name="P34">OWOTA E. AUSTINE</text:p>
        </text:list-item>
        <text:list-item>
          <text:p text:style-name="P34">UKANDU EDNA NNEAMAKA</text:p>
        </text:list-item>
        <text:list-item>
          <text:p text:style-name="P34">SMITH TEMITOPE</text:p>
        </text:list-item>
        <text:list-item>
          <text:p text:style-name="P34">TEMOWA TOLULOPE</text:p>
        </text:list-item>
      </text:list>
      <text:list xml:id="list1696649299" text:continue-list="list396777185" text:style-name="L1">
        <text:list-header>
          <text:p text:style-name="P14"/>
        </text:list-header>
        <text:list-item>
          <text:p text:style-name="P11"><text:span text:style-name="T11">TRANSCIPRTS </text:span><text:span text:style-name="T14">AND RESULTS </text:span><text:span text:style-name="T1">SYSTEM </text:span><text:span text:style-name="T6">(GODWIN EGBUFO)</text:span></text:p>
        </text:list-item>
      </text:list>
      <text:list xml:id="list1400142102" text:style-name="L4">
        <text:list-item>
          <text:p text:style-name="P41">EKECHI E. FELIX</text:p>
        </text:list-item>
        <text:list-item>
          <text:p text:style-name="P41">OWOTA E. AUSTINE</text:p>
        </text:list-item>
        <text:list-item>
          <text:p text:style-name="P41">KOLAWOLE FELIX</text:p>
        </text:list-item>
        <text:list-item>
          <text:p text:style-name="P41">SHODIMU I. IILAPEJU</text:p>
        </text:list-item>
        <text:list-item>
          <text:p text:style-name="P42">ADEGBITE L. STEPHEN</text:p>
        </text:list-item>
        <text:list-item>
          <text:p text:style-name="P42">IDIRIS YUUSUF OLAWALE</text:p>
        </text:list-item>
        <text:list-item>
          <text:p text:style-name="P42">FATUKASI DAMILOLA</text:p>
        </text:list-item>
        <text:list-item>
          <text:p text:style-name="P43">ADU B NKEMDILIM</text:p>
        </text:list-item>
        <text:list-item>
          <text:p text:style-name="P43">ADEMOLA I. YE<text:span text:style-name="T8">T</text:span>UNDE</text:p>
        </text:list-item>
        <text:list-item>
          <text:p text:style-name="P44"><text:span text:style-name="T6">GODWIN</text:span><text:span text:style-name="T6"> EGBUFO</text:span></text:p>
        </text:list-item>
      </text:list>
      <text:list xml:id="list148644719" text:continue-list="list1696649299" text:style-name="L1">
        <text:list-header>
          <text:p text:style-name="P37"/>
          <text:p text:style-name="P18"><text:soft-page-break/></text:p>
        </text:list-header>
        <text:list-item>
          <text:p text:style-name="P11"><text:span text:style-name="T14">PAYMENT AND </text:span><text:span text:style-name="T9">PAYROLL</text:span><text:span text:style-name="T1"> </text:span><text:span text:style-name="T10">SYSTEM</text:span><text:span text:style-name="T1"> </text:span><text:span text:style-name="T6">( </text:span><text:span text:style-name="T7">CHARLES NWOSU</text:span><text:span text:style-name="T6">)</text:span></text:p>
        </text:list-item>
      </text:list>
      <text:list xml:id="list1226428227" text:style-name="L5">
        <text:list-item>
          <text:p text:style-name="P27">NWAFOR GIFT</text:p>
        </text:list-item>
        <text:list-item>
          <text:p text:style-name="P27">OJUKWU CHINEDU</text:p>
        </text:list-item>
        <text:list-item>
          <text:p text:style-name="P27">AGBO J IFEANYI</text:p>
        </text:list-item>
        <text:list-item>
          <text:p text:style-name="P27">ADEDOYIN ADERONKE</text:p>
        </text:list-item>
        <text:list-item>
          <text:p text:style-name="P32">OGUNDERU PAUL SEGUN</text:p>
        </text:list-item>
        <text:list-item>
          <text:p text:style-name="P27">ADU A. OLADOKUN</text:p>
        </text:list-item>
        <text:list-item>
          <text:p text:style-name="P27">SALAUDEEN NAFISAT</text:p>
        </text:list-item>
        <text:list-item>
          <text:p text:style-name="P27">AKINKUNMI FUNMILAYO</text:p>
        </text:list-item>
        <text:list-item>
          <text:p text:style-name="P27">OKOROWAMA CHIDINMA</text:p>
        </text:list-item>
        <text:list-item>
          <text:p text:style-name="P38">CHARLES NWOSU</text:p>
        </text:list-item>
      </text:list>
      <text:list xml:id="list1747535711" text:continue-list="list148644719" text:style-name="L1">
        <text:list-header>
          <text:p text:style-name="P22"/>
          <text:p text:style-name="P16"/>
        </text:list-header>
        <text:list-item>
          <text:p text:style-name="P12"><text:span text:style-name="T21">DIGITAL</text:span><text:span text:style-name="T20"> LIBRARY </text:span><text:span text:style-name="T22">SYSTEM</text:span><text:span text:style-name="T20"> </text:span><text:span text:style-name="T6">( ALEX EWETUMO)</text:span></text:p>
        </text:list-item>
      </text:list>
      <text:list xml:id="list47607375" text:style-name="L6">
        <text:list-item>
          <text:p text:style-name="P31">AHMED HALIMAT SADIA</text:p>
        </text:list-item>
        <text:list-item>
          <text:p text:style-name="P31">BALOGUN OLUWASEUN ABIODUN</text:p>
        </text:list-item>
        <text:list-item>
          <text:p text:style-name="P31">OSIJONWO OLUWAPELUMI</text:p>
        </text:list-item>
        <text:list-item>
          <text:p text:style-name="P31">MOIETT OLUWAFUNMILOLA</text:p>
        </text:list-item>
        <text:list-item>
          <text:p text:style-name="P28">LASISI A TOPE</text:p>
        </text:list-item>
        <text:list-item>
          <text:p text:style-name="P39"><text:span text:style-name="T23">EZEOBI</text:span><text:span text:style-name="T24">DI</text:span><text:span text:style-name="T23"> </text:span><text:span text:style-name="T25">J</text:span><text:span text:style-name="T23">. CHIKA </text:span></text:p>
        </text:list-item>
        <text:list-item>
          <text:p text:style-name="P40">EBUILEYE MICHEAL</text:p>
        </text:list-item>
        <text:list-item>
          <text:p text:style-name="P40">ALEX EWETUMO</text:p>
        </text:list-item>
        <text:list-item>
          <text:p text:style-name="P29">MATHEW JOY</text:p>
        </text:list-item>
        <text:list-item>
          <text:p text:style-name="P45">ADEGBUYI VICTOR</text:p>
        </text:list-item>
        <text:list-item>
          <text:p text:style-name="P46">BISIRYU FATIMAT BISOL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5T09:17:07</meta:creation-date>
    <dc:date>2013-03-25T16:48:32</dc:date>
    <meta:editing-duration>PT1H16M33S</meta:editing-duration>
    <meta:editing-cycles>52</meta:editing-cycles>
    <meta:generator>LibreOffice/3.6$MacOSX_x86 LibreOffice_project/58f22d5-270d05a-e2abed1-ea17a85-9b5702</meta:generator>
    <meta:document-statistic meta:table-count="0" meta:image-count="0" meta:object-count="0" meta:page-count="3" meta:paragraph-count="73" meta:word-count="369" meta:character-count="2162" meta:non-whitespace-character-count="1929"/>
  </office:meta>
</office:document-meta>
</file>